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loext:graphic-properties draw:fill-color="#ffff66"/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4.6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9.0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366cm" svg:y1="2.524cm" svg:x2="8.366cm" svg:y2="5.953cm">
          <text:p/>
        </draw:line>
        <draw:line draw:style-name="gr3" draw:text-style-name="P3" draw:layer="layout" svg:x1="3.948cm" svg:y1="3.667cm" svg:x2="12.711cm" svg:y2="3.667cm">
          <text:p/>
        </draw:line>
        <draw:custom-shape draw:style-name="gr4" draw:text-style-name="P5" draw:layer="layout" svg:width="3.937cm" svg:height="0.508cm" svg:x="4.175cm" svg:y="3.964cm">
          <text:p text:style-name="P4"><text:span text:style-name="T2">84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0.508cm" svg:x="4.175cm" svg:y="4.764cm">
          <text:p text:style-name="P4"><text:span text:style-name="T2">"Bekka </text:span><text:span text:style-name="T2">Palmer"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65cm" svg:height="0.696cm" svg:x="1.889cm" svg:y="4.683cm">
          <draw:text-box>
            <text:p text:style-name="P6"><text:span text:style-name="T3">username</text:span></text:p>
          </draw:text-box>
        </draw:frame>
        <draw:frame draw:style-name="gr6" draw:text-style-name="P7" draw:layer="layout" svg:width="2.598cm" svg:height="0.696cm" svg:x="1.665cm" svg:y="3.883cm">
          <draw:text-box>
            <text:p text:style-name="P6"><text:span text:style-name="T3">pin_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8-28T21:13:25.813678440</dc:date>
    <meta:editing-duration>PT9M45S</meta:editing-duration>
    <meta:editing-cycles>3</meta:editing-cycles>
    <meta:generator>LibreOffice/6.0.7.3$Linux_X86_64 LibreOffice_project/00m0$Build-3</meta:generator>
    <meta:document-statistic meta:object-count="8"/>
  </office:meta>
</office:document-meta>
</file>